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Liberation Sans" fo:font-weight="bold" style:font-weight-asian="bold" style:font-weight-complex="bold"/>
    </style:style>
    <style:style style:name="P4" style:family="paragraph" style:parent-style-name="Standard" style:list-style-name="L3">
      <style:text-properties style:font-name="Liberation Sans" fo:font-weight="bold" style:font-weight-asian="bold" style:font-weight-complex="bold"/>
    </style:style>
    <style:style style:name="P5" style:family="paragraph" style:parent-style-name="Standard">
      <style:text-properties style:font-name="Liberation Sans" fo:font-size="12pt" style:font-size-asian="12pt" style:font-size-complex="12pt"/>
    </style:style>
    <style:style style:name="P6" style:family="paragraph" style:parent-style-name="Standard" style:list-style-name="L3">
      <style:text-properties style:font-name="Liberation Sans"/>
    </style:style>
    <style:style style:name="P7" style:family="paragraph" style:parent-style-name="Standard" style:list-style-name="L1">
      <style:text-properties fo:color="#000000" style:font-name="Liberation San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8" style:family="paragraph" style:parent-style-name="Standard" style:list-style-name="L2"/>
    <style:style style:name="P9" style:family="paragraph" style:parent-style-name="Standard">
      <style:text-properties style:font-name="Liberation Sans Narrow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 Sans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  <style:style style:name="T3" style:family="text">
      <style:text-properties fo:color="#1f1c1b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</text:p>
      <text:p text:style-name="P1"/>
      <text:p text:style-name="P1"><text:tab/>O projeto do Simple Network Communicator ou SNC é uma <text:span text:style-name="T1">ferramenta para comunicação instantânea em rede, que permite trocar informações entre duas ou mais pessoas mediante o uso do protocolo TCP.</text:span></text:p>
      <text:p text:style-name="P1"><text:span text:style-name="T1"><text:tab/> Adicionalmente à comunicação por mensagens de texto, a aplicação SNC permite também a distribuição de ficheiros.</text:span></text:p>
      <text:p text:style-name="P1"><text:tab/>Quanto à modelagem da solução ao problema, cabe destacar que o grupo analisou programas já existentes, capazes de atender aos pré‑requisitos desta APS. Foram observados além do próprio serviço de e-mail, também aplicações específicas como Google Hangouts, doravante Hangouts, e o sistema WhatsApp.</text:p>
      <text:p text:style-name="P1"><text:tab/>Concluiu‑se que o sistema Hangouts não tinha um funcionamento satisfatório, já que em diversas oportunidades, mensagens enviadas atrasam demasiadamente ou se perdem, significando que o destinatário jamais as recebe.</text:p>
      <text:p text:style-name="P1"><text:tab/>Esse era um problema que o SNC não poderia ter.</text:p>
      <text:p text:style-name="P1"><text:tab/>Outro ponto atacado durante o projeto da aplicação <text:s/>Simple Network Communicator é a comunicação com intermediários. O grupo tem a convicção de que numa comunicação entre lado cliente e lado servidor através de UNIX Sockets, o emprego de um host intermediário é uma prática obsoleta. E deste modo, optou‑se por uma arquitetuta peer‑to‑peer (P2P) na qual os participantes de um grupo trocam informações diretamente.</text:p>
      <text:p text:style-name="P1"><text:span text:style-name="T1"><text:tab/>Todo participante de uma conversa é ora cliente, ora servidor, conforme a necessidade.</text:span></text:p>
      <text:p text:style-name="P1"><text:span text:style-name="T1"><text:tab/>A modelagem do problema proposto adotou um enfoque minimalista, e trabalha com apenas duas classes. São elas a SimpleNetworkCommunicator, que abriga o método main(), e a Peer, que abriga as funcionalidades de comunicação. Logo, o sistema tem somente dois fontes em sua versão de estreia.</text:span></text:p>
      <text:p text:style-name="P1"><text:span text:style-name="T1"><text:tab/>Breve descrição técnica das classes:</text:span></text:p>
      <text:p text:style-name="P1"><text:span text:style-name="T1"/></text:p>
      <text:list xml:id="list2154632070" text:style-name="L3">
        <text:list-item>
          <text:p text:style-name="P4"><text:span text:style-name="T1">SimpleNetworkCommunicator</text:span></text:p>
        </text:list-item>
      </text:list>
      <text:p text:style-name="P10"><text:span text:style-name="T1">método construtor<text:tab/>SimpleNetworkCommunicator()</text:span></text:p>
      <text:p text:style-name="P10"><text:span text:style-name="T1">método<text:tab/><text:tab/>obtainAvailableLocalAddresses()</text:span></text:p>
      <text:p text:style-name="P10"><text:span text:style-name="T1">método<text:tab/><text:tab/>parseCSV()</text:span></text:p>
      <text:p text:style-name="P10"><text:span text:style-name="T1">método<text:tab/><text:tab/>main()</text:span></text:p>
      <text:p text:style-name="P1"><text:span text:style-name="T1"/></text:p>
      <text:list xml:id="list1447146989" text:continue-numbering="true" text:style-name="L3">
        <text:list-item>
          <text:p text:style-name="P4"><text:span text:style-name="T1">Peer</text:span></text:p>
          <text:p text:style-name="P6"><text:span text:style-name="T1">campo (atributo)<text:tab/>intRemotePortNumbers</text:span></text:p>
          <text:p text:style-name="P6"><text:span text:style-name="T1">campo (atributo)<text:tab/>strRemoteAdressess</text:span></text:p>
          <text:p text:style-name="P6"><text:span text:style-name="T1">método construtor<text:tab/>Peer()</text:span></text:p>
          <text:p text:style-name="P6"><text:span text:style-name="T1">método construtor<text:tab/>Peer(String[])</text:span></text:p>
          <text:p text:style-name="P6"><text:span text:style-name="T1">método construtor<text:tab/>Peer(String[], int)</text:span></text:p>
          <text:p text:style-name="P6"><text:span text:style-name="T1">método construtor<text:tab/>Peer(String[], int[])</text:span></text:p>
          <text:p text:style-name="P6"><text:span text:style-name="T1">método construtor<text:tab/>Peer(String[], Integer[])</text:span></text:p>
          <text:p text:style-name="P6"><text:span text:style-name="T1">método<text:tab/><text:tab/>playServer()</text:span></text:p>
          <text:p text:style-name="P6"><text:span text:style-name="T1">método<text:tab/><text:tab/>playClient(StringBuilder)</text:span></text:p>
          <text:p text:style-name="P6"><text:span text:style-name="T1">método<text:tab/><text:tab/>playLeecher(StringBuilder)</text:span></text:p>
          <text:p text:style-name="P6"><text:span text:style-name="T1">método<text:tab/><text:tab/>playSeeder(StringBuilder)</text:span></text:p>
        </text:list-item>
      </text:list>
      <text:p text:style-name="P1"><text:span text:style-name="T1"/></text:p>
      <text:p text:style-name="P1"><text:tab/>Cabe destaque ao fato de o grupo ter optado por evitar o uso de threads, e deste modo as execuções foram protegidas de eventuais travamentos e “starvation”. Resolveu‑se isso com uma simples estrutura do‑while contendo um loop while que testa uma atribuição devidamente manipulada para otimizar o teste, conforme se observa no método main() do fonte SimpleNetworkCommunicator.java.</text:p>
      <text:p text:style-name="P1"><text:soft-page-break/><text:tab/>A linguagem escolhida foi Java pois oferecia pluralidade de recursos para a solução do problema, além de contar com a familiaridade da maioria dos membros do grupo.</text:p>
      <text:p text:style-name="P1"><text:tab/>É importante lembrar entretanto que a linguagem Java não oferece acesso direto a todas as primitivas dos Sockets de Berkeley.</text:p>
      <text:p text:style-name="P1"><text:tab/>Poucas APIs foram usadas:</text:p>
      <text:p text:style-name="P1"/>
      <text:list xml:id="list1951376448" text:style-name="L1">
        <text:list-item>
          <text:p text:style-name="P3">java.io</text:p>
        </text:list-item>
      </text:list>
      <text:p text:style-name="P10">oferece classes de entrada e saída através de streams e serialização;</text:p>
      <text:p text:style-name="P1"/>
      <text:list xml:id="list1983597910" text:continue-numbering="true" text:style-name="L1">
        <text:list-item>
          <text:p text:style-name="P3">java.net</text:p>
        </text:list-item>
      </text:list>
      <text:p text:style-name="P10">oferece classes que implementam aplicações de rede;</text:p>
      <text:p text:style-name="P1"/>
      <text:list xml:id="list1965214549" text:continue-numbering="true" text:style-name="L1">
        <text:list-item>
          <text:p text:style-name="P3">java.util</text:p>
        </text:list-item>
      </text:list>
      <text:p text:style-name="P10">oferece classes para resolver problemas comuns e recorrentes, destaca‑se por exemplo a flexibilidade da classe ArrayList; e</text:p>
      <text:p text:style-name="P5"><text:span text:style-name="T1"/></text:p>
      <text:list xml:id="list2091145732" text:continue-numbering="true" text:style-name="L1">
        <text:list-item>
          <text:p text:style-name="P7">br.com.bdslabs.oss.dev.OperatingSystemSpecific</text:p>
        </text:list-item>
      </text:list>
      <text:p text:style-name="P11">classe desenvolvida pelo laboratório _bds Labs. para agir em questões não resolvidas diretamente pela linguagem Java como por exemplo a interação com a shell de sistemas operacionais baseados em UNIX.</text:p>
      <text:p text:style-name="P1"/>
      <text:p text:style-name="P1"><text:tab/>A camada mais profunda com a qual a linguagem Java pode trabalhar é a de transporte. Assim, a aplicação SNC usa, conforme a especificação, UNIX Berkeley Sockets para atingir as condições necessárias a uma funcionalidade de “chat”, que ainda oferece criptografia e distribuição de ficheiros.</text:p>
      <text:p text:style-name="P1"><text:tab/>É implementado t<text:span text:style-name="T1">ratamento de exceções com try e catch, e retorno de códigos para os possíveis erros.</text:span></text:p>
      <text:p text:style-name="P1"><text:span text:style-name="T1"><text:tab/>Conforme apontado pelo orientador do grupo, foi observada a cautela necessário ao uso de sockets, e ao correto encerramento destes.</text:span></text:p>
      <text:p text:style-name="P1"><text:tab/>O padrão UNIX estabelece que uma comunicação em rede é um tipo de E/S, seguindo o paradigma Abrir‑Ler‑Escrever‑Fechar, e um socket segue tal modelo. A própria operação IPC é baseada em pares de sockets.</text:p>
      <text:p text:style-name="P1"><text:tab/>Outra decisão relevante foi a de se adotar o TCP em detrimento de datagramas.</text:p>
      <text:p text:style-name="P1"><text:tab/>A disputa entre a adoção de multicast ou unicast múltiplo não deixou dúvidas. Era desejo do grupo que a aplicação possuísse a confiabilidade de um sistema de e-mail. E assim, escolheu‑se o unicast múltiplo.</text:p>
      <text:p text:style-name="P1"><text:tab/>Portanto, embora os sockets com multicast ofereçam eficiência [TANENBAUM], não atendiam aos requisitos de qualidade que o grupo determinou para o projeto. O protocolo UDP não é orientado à conexão, e assim, toda vez que envia datagramas, também precisa enviar o descritor do socket local, e o endereço do socket remoto. Além disso, datagramas possuem tamanho limitado a 64 KB.</text:p>
      <text:p text:style-name="P1"><text:tab/>Já o protocolo TCP, além de ser orientado à conexão, não impõe limites de tamanhos.</text:p>
      <text:p text:style-name="P1"><text:tab/>O Simple Network Communicator optou pelo uso do protocolo TCP, e o projeto construiu uma aplicação cuja arquitetura <text:s/>trabalha com unicast múltiplo para adentrar o modo um‑para‑muitos de forma semelhante ao SMTP. A ressalva é o fato de não existirem intermediários, e a troca de dados do SNC se dar via P2P.</text:p>
      <text:p text:style-name="P1">Em uma rede peer‑to‑peer, cada host atua ora como cliente, ora como servidor, o que confere escalabilidade à distribuição de ficheiros por exemplo. E tal arquitetura permite ainda a redução do tempo de distribuição de ficheiros [HONGYUN ZHENG e HONGFANG YU].</text:p>
      <text:p text:style-name="P1"><text:tab/>Persistência também foi um ponto de debate durante o projeto da aplicação.</text:p>
      <text:p text:style-name="P1"><text:soft-page-break/><text:tab/>Seria preciso que o sistema SNC pudesse guardar as informações pertinentes aos grupos do chat. E também seria interessante que pudesse identificar o hosto no qual estava trabalhando, e as contas de usuários que o acessariam. Isso oferecia uma possibilidade de autenticar usuários.</text:p>
      <text:p text:style-name="P1"><text:tab/>O tempo de projeto foi bastante escasso, e deste modo, escolheu‑se uma solução simples e funcional para tais necessidades de persistência: ficheiros de texto simulariam tal camada. Foi escolhido para tanto o formato “.csv”. Exemplo de uma linha presente em um dos ficheiros “.csv”:</text:p>
      <text:p text:style-name="P1"/>
      <text:p text:style-name="P9">"2" , "<text:span text:style-name="T3">Marcio</text:span>" , "<text:span text:style-name="T3">Marcio</text:span> <text:span text:style-name="T3">Barbado</text:span> Junior" , "&lt;marcio.barbado<text:span text:style-name="T3">@gmail.com</text:span>&gt;" , "192.168.1.140" , "1025"</text:p>
      <text:p text:style-name="P1"/>
      <text:p text:style-name="P1"><text:tab/>A aplicação roda em modo texto via terminal de comando, e pode ser utilizada como framework de programas gráficos.</text:p>
      <text:p text:style-name="P1"><text:tab/>Através de menus apresentados no console, pode-se utilizar facilmente a aplicação. O usuário precisará digitar um texto que deseja enviar ou simplesmente entrar com um caractere correspondente a alguma opção disponibilizada em um menu.</text:p>
      <text:p text:style-name="P1"><text:tab/>Sendo executado o SNC, o peer local já começa automaticamente a escutar, realizando assim a função de servidor. Isso descreve a situação na qual um usuário deixa o programa de chat ligado, e se receber algo, verá na tela ou através de algum aviso sonoro. Concomitantemente a esse estado, a aplicação oferece a possibilidade de se enviar algo, texto ou ficheiro. E nesta situação, o peer local pára de atuar como servidor, e passa a atuar como cliente.</text:p>
      <text:p text:style-name="P1"/>
      <text:p text:style-name="P1"/>
      <text:p text:style-name="P2">Referências</text:p>
      <text:p text:style-name="P1"/>
      <text:p text:style-name="P1"/>
      <text:list xml:id="list1096635048" text:style-name="L2">
        <text:list-item>
          <text:p text:style-name="P8"><text:span text:style-name="T1">Minimizing Distribution Time for One-to-Many File Distribution</text:span></text:p>
          <text:p text:style-name="P8"><text:span text:style-name="T1">in P2P Networks - Hongyun Zheng e Hongfang Yu</text:span></text:p>
          <text:p text:style-name="P8"><text:span text:style-name="T1">Proceedings of the 2015 International Conference on Electrical</text:span></text:p>
          <text:p text:style-name="P8"><text:span text:style-name="T1">and Information Technologies for Rail Transpor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</meta:initial-creator>
    <meta:creation-date>2016-05-29T02:42:36</meta:creation-date>
    <meta:generator>LibreOffice/3.5$Linux_x86 LibreOffice_project/350m1$Build-2</meta:generator>
    <dc:date>2016-05-29T14:54:23</dc:date>
    <dc:creator>Marcio </dc:creator>
    <meta:editing-duration>PT11H59M1S</meta:editing-duration>
    <meta:editing-cycles>45</meta:editing-cycles>
    <meta:document-statistic meta:table-count="0" meta:image-count="0" meta:object-count="0" meta:page-count="3" meta:paragraph-count="61" meta:word-count="1104" meta:character-count="7256" meta:non-whitespace-character-count="6196"/>
  </office:meta>
</office:document-meta>
</file>